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0.7694in" style:rel-column-width="7281*"/>
    </style:style>
    <style:style style:name="Таблица1.I" style:family="table-column">
      <style:table-column-properties style:column-width="0.7701in" style:rel-column-width="7287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I1" style:family="table-cell">
      <style:table-cell-properties fo:padding="0.0382in" fo:border="0.0007in solid #000000"/>
    </style:style>
    <style:style style:name="t1" style:family="table">
      <style:table-properties style:width="6.925in" table:align="margins" style:shadow="none"/>
    </style:style>
    <style:style style:name="t1.A" style:family="table-column">
      <style:table-column-properties style:column-width="0.7694in" style:rel-column-width="7281*"/>
    </style:style>
    <style:style style:name="t1.I" style:family="table-column">
      <style:table-column-properties style:column-width="0.7701in" style:rel-column-width="7287*"/>
    </style:style>
    <style:style style:name="t1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1.I1" style:family="table-cell">
      <style:table-cell-properties fo:padding="0.0382in" fo:border="0.0007in solid #000000"/>
    </style:style>
    <style:style style:name="P1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in" fo:margin-right="0in" fo:margin-top="0.0835in" fo:margin-bottom="0.0835in" style:line-height-at-least="0.0693in" fo:text-align="center" style:justify-single-word="false" fo:text-indent="0in" style:auto-text-indent="false" style:text-autospace="none" style:snap-to-layout-grid="false">
        <style:tab-stops>
          <style:tab-stop style:position="6.6252in"/>
        </style:tab-stops>
      </style:paragraph-properties>
      <style:text-properties style:font-name="Arial" fo:font-size="9pt" fo:language="en" fo:country="US" style:text-underline-style="solid" style:text-underline-width="auto" style:text-underline-color="font-color" fo:font-weight="normal" style:font-size-asian="9pt" style:font-weight-asian="normal" style:font-name-complex="Arial" style:font-size-complex="9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transparent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en" fo:country="US" fo:font-style="italic" style:font-style-asian="italic" style:font-style-complex="italic"/>
    </style:style>
    <style:style style:name="T7" style:family="text">
      <style:text-properties style:text-position="sub 58%" fo:language="ru" fo:country="RU" fo:font-style="normal" style:font-style-asian="normal" style:font-style-complex="normal"/>
    </style:style>
    <style:style style:name="T8" style:family="text">
      <style:text-properties fo:background-color="transparen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</text:p>
      <text:p text:style-name="Standard"/>
      <table:table table:name="Таблица1" table:style-name="Таблица1">
        <table:table-column table:style-name="Таблица1.A" table:number-columns-repeated="8"/>
        <table:table-column table:style-name="Таблица1.I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I1" office:value-type="string">
            <text:p text:style-name="Table_20_Contents"/>
          </table:table-cell>
        </table:table-row>
      </table:table>
      <text:p text:style-name="Standard"><text:s/></text:p>
      <text:p text:style-name="Standard"/>
      <table:table table:name="t1" table:style-name="t1">
        <table:table-column table:style-name="t1.A" table:number-columns-repeated="8"/>
        <table:table-column table:style-name="t1.I"/>
        <table:table-row>
          <table:table-cell table:style-name="t1.A1" office:value-type="string">
            <text:p text:style-name="P3">$1-10</text:p>
          </table:table-cell>
          <table:table-cell table:style-name="t1.B1" office:value-type="string">
            <text:p text:style-name="P3">$1-20</text:p>
          </table:table-cell>
          <table:table-cell table:style-name="t1.B1" office:value-type="string">
            <text:p text:style-name="P3">$1-30</text:p>
          </table:table-cell>
          <table:table-cell table:style-name="t1.B1" office:value-type="string">
            <text:p text:style-name="P3">$1-40</text:p>
          </table:table-cell>
          <table:table-cell table:style-name="t1.B1" office:value-type="string">
            <text:p text:style-name="P3">$1-50</text:p>
          </table:table-cell>
          <table:table-cell table:style-name="t1.B1" office:value-type="string">
            <text:p text:style-name="P3">$1-60</text:p>
          </table:table-cell>
          <table:table-cell table:style-name="t1.B1" office:value-type="string">
            <text:p text:style-name="P3">$1-70</text:p>
          </table:table-cell>
          <table:table-cell table:style-name="t1.B1" office:value-type="string">
            <text:p text:style-name="P3">$1-80</text:p>
          </table:table-cell>
          <table:table-cell table:style-name="t1.I1" office:value-type="string">
            <text:p text:style-name="P3">$1-90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04T11:34:58.58</meta:creation-date>
    <dc:date>2025-09-04T14:12:20.65</dc:date>
    <meta:editing-duration>PT40M32S</meta:editing-duration>
    <meta:editing-cycles>10</meta:editing-cycles>
    <meta:generator>OpenOffice/4.1.6$Win32 OpenOffice.org_project/416m1$Build-9790</meta:generator>
    <meta:document-statistic meta:table-count="2" meta:image-count="0" meta:object-count="0" meta:page-count="1" meta:paragraph-count="12" meta:word-count="10" meta:character-count="49"/>
  </office:meta>
</office:document-meta>
</file>